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9.065in" svg:height="6.1756in" svg:x="0.037in" svg:y="2.4701in">
            <draw:object draw:notify-on-update-of-ranges="Sheet1.A7:Sheet1.A7 Sheet1.A8:Sheet1.A14 Sheet1.B7:Sheet1.B7 Sheet1.B8:Sheet1.B14 Sheet1.A7:Sheet1.A7 Sheet1.A8:Sheet1.A14 Sheet1.C7:Sheet1.C7 Sheet1.C8:Sheet1.C14 Sheet1.A7:Sheet1.A7 Sheet1.A8:Sheet1.A14 Sheet1.D7:Sheet1.D7 Sheet1.D8:Sheet1.D14 Sheet1.A7:Sheet1.A7 Sheet1.A8:Sheet1.A14 Sheet1.E7:Sheet1.E7 Sheet1.E8:Sheet1.E14 Sheet1.A7:Sheet1.A7 Sheet1.A8:Sheet1.A14 Sheet1.F7:Sheet1.F7 Sheet1.F8:Sheet1.F14 Sheet1.A7:Sheet1.A7 Sheet1.A8:Sheet1.A14 Sheet1.G7:Sheet1.G7 Sheet1.G8:Sheet1.G14 Sheet1.A7:Sheet1.A7 Sheet1.A8:Sheet1.A14 Sheet1.H7:Sheet1.H7 Sheet1.H8:Sheet1.H14 Sheet1.A7:Sheet1.A7 Sheet1.A8:Sheet1.A14 Sheet1.I7:Sheet1.I7 Sheet1.I8:Sheet1.I14 Sheet1.A7:Sheet1.A7 Sheet1.A8:Sheet1.A14 Sheet1.J7:Sheet1.J7 Sheet1.J8:Sheet1.J14 Sheet1.A7:Sheet1.A7 Sheet1.A8:Sheet1.A14 Sheet1.K7:Sheet1.K7 Sheet1.K8:Sheet1.K1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 office:value-type="string">
            <text:p>Various timings for different values of transformer.blocksLimit 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Execute: <text:s/>transformer.blocksLimit=&lt;n&gt;; transformer.transform();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2">
          <table:table-cell office:value-type="string">
            <text:p>Block Limit</text:p>
          </table:table-cell>
          <table:table-cell office:value-type="string">
            <text:p>Wall time</text:p>
          </table:table-cell>
          <table:table-cell office:value-type="string">
            <text:p>Max Alloc</text:p>
          </table:table-cell>
          <table:table-cell office:value-type="string">
            <text:p>Imac V2 Wall</text:p>
          </table:table-cell>
          <table:table-cell office:value-type="string">
            <text:p>Imac V2 Max</text:p>
          </table:table-cell>
          <table:table-cell office:value-type="string">
            <text:p>24C Wall</text:p>
          </table:table-cell>
          <table:table-cell office:value-type="string">
            <text:p>24C Max</text:p>
          </table:table-cell>
          <table:table-cell office:value-type="string">
            <text:p>aoun wall</text:p>
          </table:table-cell>
          <table:table-cell office:value-type="string">
            <text:p>aoun max</text:p>
          </table:table-cell>
          <table:table-cell office:value-type="string">
            <text:p>weimar wall</text:p>
          </table:table-cell>
          <table:table-cell office:value-type="string">
            <text:p>weimar max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office:value-type="float" office:value="71.131">
            <text:p>71.131</text:p>
          </table:table-cell>
          <table:table-cell office:value-type="float" office:value="199">
            <text:p>199</text:p>
          </table:table-cell>
          <table:table-cell office:value-type="float" office:value="70.654">
            <text:p>70.654</text:p>
          </table:table-cell>
          <table:table-cell office:value-type="float" office:value="199">
            <text:p>199</text:p>
          </table:table-cell>
          <table:table-cell office:value-type="float" office:value="50.5">
            <text:p>50.5</text:p>
          </table:table-cell>
          <table:table-cell office:value-type="float" office:value="226">
            <text:p>226</text:p>
          </table:table-cell>
          <table:table-cell table:number-columns-repeated="2"/>
          <table:table-cell office:value-type="float" office:value="65.043">
            <text:p>65.043</text:p>
          </table:table-cell>
          <table:table-cell office:value-type="float" office:value="141">
            <text:p>141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float" office:value="69.505">
            <text:p>69.505</text:p>
          </table:table-cell>
          <table:table-cell office:value-type="float" office:value="149">
            <text:p>149</text:p>
          </table:table-cell>
          <table:table-cell office:value-type="float" office:value="69.785">
            <text:p>69.785</text:p>
          </table:table-cell>
          <table:table-cell office:value-type="float" office:value="149">
            <text:p>149</text:p>
          </table:table-cell>
          <table:table-cell office:value-type="float" office:value="49.14">
            <text:p>49.14</text:p>
          </table:table-cell>
          <table:table-cell office:value-type="float" office:value="171">
            <text:p>171</text:p>
          </table:table-cell>
          <table:table-cell table:number-columns-repeated="2"/>
          <table:table-cell office:value-type="float" office:value="65.285">
            <text:p>65.285</text:p>
          </table:table-cell>
          <table:table-cell office:value-type="float" office:value="116">
            <text:p>116</text:p>
          </table:table-cell>
        </table:table-row>
        <table:table-row table:style-name="ro3">
          <table:table-cell office:value-type="float" office:value="30">
            <text:p>30</text:p>
          </table:table-cell>
          <table:table-cell office:value-type="float" office:value="72.038">
            <text:p>72.038</text:p>
          </table:table-cell>
          <table:table-cell office:value-type="float" office:value="119">
            <text:p>119</text:p>
          </table:table-cell>
          <table:table-cell office:value-type="float" office:value="71.885">
            <text:p>71.885</text:p>
          </table:table-cell>
          <table:table-cell office:value-type="float" office:value="113">
            <text:p>113</text:p>
          </table:table-cell>
          <table:table-cell office:value-type="float" office:value="56.62">
            <text:p>56.62</text:p>
          </table:table-cell>
          <table:table-cell office:value-type="float" office:value="127">
            <text:p>127</text:p>
          </table:table-cell>
          <table:table-cell table:number-columns-repeated="2"/>
          <table:table-cell office:value-type="float" office:value="67.09">
            <text:p>67.09</text:p>
          </table:table-cell>
          <table:table-cell office:value-type="float" office:value="111">
            <text:p>111</text:p>
          </table:table-cell>
        </table:table-row>
        <table:table-row table:style-name="ro3">
          <table:table-cell office:value-type="float" office:value="20">
            <text:p>20</text:p>
          </table:table-cell>
          <table:table-cell office:value-type="float" office:value="77.969">
            <text:p>77.969</text:p>
          </table:table-cell>
          <table:table-cell office:value-type="float" office:value="95">
            <text:p>95</text:p>
          </table:table-cell>
          <table:table-cell office:value-type="float" office:value="77.743">
            <text:p>77.743</text:p>
          </table:table-cell>
          <table:table-cell office:value-type="float" office:value="97">
            <text:p>97</text:p>
          </table:table-cell>
          <table:table-cell office:value-type="float" office:value="76.33">
            <text:p>76.33</text:p>
          </table:table-cell>
          <table:table-cell office:value-type="float" office:value="101">
            <text:p>101</text:p>
          </table:table-cell>
          <table:table-cell table:number-columns-repeated="2"/>
          <table:table-cell office:value-type="float" office:value="73.531">
            <text:p>73.531</text:p>
          </table:table-cell>
          <table:table-cell office:value-type="float" office:value="93">
            <text:p>93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float" office:value="86.65">
            <text:p>86.65</text:p>
          </table:table-cell>
          <table:table-cell office:value-type="float" office:value="83">
            <text:p>83</text:p>
          </table:table-cell>
          <table:table-cell office:value-type="float" office:value="86.011">
            <text:p>86.011</text:p>
          </table:table-cell>
          <table:table-cell office:value-type="float" office:value="83">
            <text:p>83</text:p>
          </table:table-cell>
          <table:table-cell office:value-type="float" office:value="98.84">
            <text:p>98.84</text:p>
          </table:table-cell>
          <table:table-cell office:value-type="float" office:value="90">
            <text:p>90</text:p>
          </table:table-cell>
          <table:table-cell table:number-columns-repeated="2"/>
          <table:table-cell office:value-type="float" office:value="85.92">
            <text:p>85.92</text:p>
          </table:table-cell>
          <table:table-cell office:value-type="float" office:value="83">
            <text:p>83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number-columns-repeated="2"/>
          <table:table-cell office:value-type="float" office:value="107.444">
            <text:p>107.444</text:p>
          </table:table-cell>
          <table:table-cell office:value-type="float" office:value="90">
            <text:p>90</text:p>
          </table:table-cell>
          <table:table-cell office:value-type="float" office:value="145.161">
            <text:p>145.161</text:p>
          </table:table-cell>
          <table:table-cell office:value-type="float" office:value="87">
            <text:p>87</text:p>
          </table:table-cell>
          <table:table-cell table:number-columns-repeated="2"/>
          <table:table-cell office:value-type="float" office:value="113.441">
            <text:p>113.441</text:p>
          </table:table-cell>
          <table:table-cell office:value-type="float" office:value="105">
            <text:p>105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number-columns-repeated="2"/>
          <table:table-cell office:value-type="float" office:value="153.431">
            <text:p>153.431</text:p>
          </table:table-cell>
          <table:table-cell office:value-type="float" office:value="122">
            <text:p>122</text:p>
          </table:table-cell>
          <table:table-cell office:value-type="float" office:value="184.18">
            <text:p>184.18</text:p>
          </table:table-cell>
          <table:table-cell office:value-type="float" office:value="183">
            <text:p>183</text:p>
          </table:table-cell>
          <table:table-cell table:number-columns-repeated="2"/>
          <table:table-cell office:value-type="float" office:value="237.773">
            <text:p>237.773</text:p>
          </table:table-cell>
          <table:table-cell office:value-type="float" office:value="107">
            <text:p>1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1T15:19:31</meta:creation-date>
    <dc:date>2013-10-01T16:52:46</dc:date>
    <meta:editing-duration>PT1M55S</meta:editing-duration>
    <meta:editing-cycles>1</meta:editing-cycles>
    <meta:document-statistic meta:table-count="1" meta:cell-count="72" meta:object-count="1"/>
    <meta:generator>LibreOffice/4.0.4.2$MacOSX_x86 LibreOffice_project/9e9821abd0ffdbc09cd8c52eaa574fa09eb08f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tar" chart:symbol-width="0.25cm" chart:symbol-height="0.25cm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3.026cm" svg:height="15.687cm" xlink:href=".." xlink:type="simple" chart:class="chart:scatter" chart:style-name="ch1">
        <chart:legend chart:legend-position="end" svg:x="19.608cm" svg:y="5.308cm" style:legend-expansion="high" chart:style-name="ch2"/>
        <chart:plot-area chart:style-name="ch3" table:cell-range-address="Sheet1.A7:Sheet1.K14" chart:data-source-has-labels="row" svg:x="0.91cm" svg:y="1.387cm" svg:width="17.778cm" svg:height="13.567cm">
          <chartooo:coordinate-region svg:x="1.744cm" svg:y="1.586cm" svg:width="16.651cm" svg:height="12.7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8:Sheet1.B14" chart:label-cell-address="Sheet1.B7:Sheet1.B7" chart:class="chart:scatter">
            <chart:domain table:cell-range-address="Sheet1.A8:Sheet1.A14"/>
            <chart:data-point chart:repeated="7"/>
          </chart:series>
          <chart:series chart:style-name="ch7" chart:values-cell-range-address="Sheet1.C8:Sheet1.C14" chart:label-cell-address="Sheet1.C7:Sheet1.C7" chart:class="chart:scatter">
            <chart:data-point chart:repeated="7"/>
          </chart:series>
          <chart:series chart:style-name="ch8" chart:values-cell-range-address="Sheet1.D8:Sheet1.D14" chart:label-cell-address="Sheet1.D7:Sheet1.D7" chart:class="chart:scatter">
            <chart:data-point chart:repeated="7"/>
          </chart:series>
          <chart:series chart:style-name="ch9" chart:values-cell-range-address="Sheet1.E8:Sheet1.E14" chart:label-cell-address="Sheet1.E7:Sheet1.E7" chart:class="chart:scatter">
            <chart:data-point chart:repeated="7"/>
          </chart:series>
          <chart:series chart:style-name="ch10" chart:values-cell-range-address="Sheet1.F8:Sheet1.F14" chart:label-cell-address="Sheet1.F7:Sheet1.F7" chart:class="chart:scatter">
            <chart:data-point chart:repeated="7"/>
          </chart:series>
          <chart:series chart:style-name="ch11" chart:values-cell-range-address="Sheet1.G8:Sheet1.G14" chart:label-cell-address="Sheet1.G7:Sheet1.G7" chart:class="chart:scatter">
            <chart:data-point chart:repeated="7"/>
          </chart:series>
          <chart:series chart:style-name="ch12" chart:values-cell-range-address="Sheet1.H8:Sheet1.H14" chart:label-cell-address="Sheet1.H7:Sheet1.H7" chart:class="chart:scatter">
            <chart:data-point chart:repeated="7"/>
          </chart:series>
          <chart:series chart:style-name="ch13" chart:values-cell-range-address="Sheet1.I8:Sheet1.I14" chart:label-cell-address="Sheet1.I7:Sheet1.I7" chart:class="chart:scatter">
            <chart:data-point chart:repeated="7"/>
          </chart:series>
          <chart:series chart:style-name="ch14" chart:values-cell-range-address="Sheet1.J8:Sheet1.J14" chart:label-cell-address="Sheet1.J7:Sheet1.J7" chart:class="chart:scatter">
            <chart:data-point chart:repeated="7"/>
          </chart:series>
          <chart:series chart:style-name="ch15" chart:values-cell-range-address="Sheet1.K8:Sheet1.K14" chart:label-cell-address="Sheet1.K7:Sheet1.K7" chart:class="chart:scatter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Wall time</text:p>
                <draw:g>
                  <svg:desc>Sheet1.B7:Sheet1.B7</svg:desc>
                </draw:g>
              </table:table-cell>
              <table:table-cell office:value-type="string">
                <text:p>Max Alloc</text:p>
                <draw:g>
                  <svg:desc>Sheet1.C7:Sheet1.C7</svg:desc>
                </draw:g>
              </table:table-cell>
              <table:table-cell office:value-type="string">
                <text:p>Imac V2 Wall</text:p>
                <draw:g>
                  <svg:desc>Sheet1.D7:Sheet1.D7</svg:desc>
                </draw:g>
              </table:table-cell>
              <table:table-cell office:value-type="string">
                <text:p>Imac V2 Max</text:p>
                <draw:g>
                  <svg:desc>Sheet1.E7:Sheet1.E7</svg:desc>
                </draw:g>
              </table:table-cell>
              <table:table-cell office:value-type="string">
                <text:p>24C Wall</text:p>
                <draw:g>
                  <svg:desc>Sheet1.F7:Sheet1.F7</svg:desc>
                </draw:g>
              </table:table-cell>
              <table:table-cell office:value-type="string">
                <text:p>24C Max</text:p>
                <draw:g>
                  <svg:desc>Sheet1.G7:Sheet1.G7</svg:desc>
                </draw:g>
              </table:table-cell>
              <table:table-cell office:value-type="string">
                <text:p>aoun wall</text:p>
                <draw:g>
                  <svg:desc>Sheet1.H7:Sheet1.H7</svg:desc>
                </draw:g>
              </table:table-cell>
              <table:table-cell office:value-type="string">
                <text:p>aoun max</text:p>
                <draw:g>
                  <svg:desc>Sheet1.I7:Sheet1.I7</svg:desc>
                </draw:g>
              </table:table-cell>
              <table:table-cell office:value-type="string">
                <text:p>weimar wall</text:p>
                <draw:g>
                  <svg:desc>Sheet1.J7:Sheet1.J7</svg:desc>
                </draw:g>
              </table:table-cell>
              <table:table-cell office:value-type="string">
                <text:p>weimar max</text:p>
                <draw:g>
                  <svg:desc>Sheet1.K7:Sheet1.K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8:Sheet1.A14</svg:desc>
                </draw:g>
              </table:table-cell>
              <table:table-cell office:value-type="float" office:value="71.131">
                <text:p>71.131</text:p>
                <draw:g>
                  <svg:desc>Sheet1.B8:Sheet1.B14</svg:desc>
                </draw:g>
              </table:table-cell>
              <table:table-cell office:value-type="float" office:value="199">
                <text:p>199</text:p>
                <draw:g>
                  <svg:desc>Sheet1.C8:Sheet1.C14</svg:desc>
                </draw:g>
              </table:table-cell>
              <table:table-cell office:value-type="float" office:value="70.654">
                <text:p>70.654</text:p>
                <draw:g>
                  <svg:desc>Sheet1.D8:Sheet1.D14</svg:desc>
                </draw:g>
              </table:table-cell>
              <table:table-cell office:value-type="float" office:value="199">
                <text:p>199</text:p>
                <draw:g>
                  <svg:desc>Sheet1.E8:Sheet1.E14</svg:desc>
                </draw:g>
              </table:table-cell>
              <table:table-cell office:value-type="float" office:value="50.5">
                <text:p>50.5</text:p>
                <draw:g>
                  <svg:desc>Sheet1.F8:Sheet1.F14</svg:desc>
                </draw:g>
              </table:table-cell>
              <table:table-cell office:value-type="float" office:value="226">
                <text:p>226</text:p>
                <draw:g>
                  <svg:desc>Sheet1.G8:Sheet1.G14</svg:desc>
                </draw:g>
              </table:table-cell>
              <table:table-cell office:value-type="float" office:value="NaN">
                <text:p>NaN</text:p>
                <draw:g>
                  <svg:desc>Sheet1.H8:Sheet1.H14</svg:desc>
                </draw:g>
              </table:table-cell>
              <table:table-cell office:value-type="float" office:value="NaN">
                <text:p>NaN</text:p>
                <draw:g>
                  <svg:desc>Sheet1.I8:Sheet1.I14</svg:desc>
                </draw:g>
              </table:table-cell>
              <table:table-cell office:value-type="float" office:value="65.043">
                <text:p>65.043</text:p>
                <draw:g>
                  <svg:desc>Sheet1.J8:Sheet1.J14</svg:desc>
                </draw:g>
              </table:table-cell>
              <table:table-cell office:value-type="float" office:value="141">
                <text:p>141</text:p>
                <draw:g>
                  <svg:desc>Sheet1.K8:Sheet1.K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69.505">
                <text:p>69.505</text:p>
              </table:table-cell>
              <table:table-cell office:value-type="float" office:value="149">
                <text:p>149</text:p>
              </table:table-cell>
              <table:table-cell office:value-type="float" office:value="69.785">
                <text:p>69.785</text:p>
              </table:table-cell>
              <table:table-cell office:value-type="float" office:value="149">
                <text:p>149</text:p>
              </table:table-cell>
              <table:table-cell office:value-type="float" office:value="49.14">
                <text:p>49.14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285">
                <text:p>65.285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72.038">
                <text:p>72.038</text:p>
              </table:table-cell>
              <table:table-cell office:value-type="float" office:value="119">
                <text:p>119</text:p>
              </table:table-cell>
              <table:table-cell office:value-type="float" office:value="71.885">
                <text:p>71.885</text:p>
              </table:table-cell>
              <table:table-cell office:value-type="float" office:value="113">
                <text:p>113</text:p>
              </table:table-cell>
              <table:table-cell office:value-type="float" office:value="56.62">
                <text:p>56.62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7.09">
                <text:p>67.0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77.969">
                <text:p>77.969</text:p>
              </table:table-cell>
              <table:table-cell office:value-type="float" office:value="95">
                <text:p>95</text:p>
              </table:table-cell>
              <table:table-cell office:value-type="float" office:value="77.743">
                <text:p>77.743</text:p>
              </table:table-cell>
              <table:table-cell office:value-type="float" office:value="97">
                <text:p>97</text:p>
              </table:table-cell>
              <table:table-cell office:value-type="float" office:value="76.33">
                <text:p>76.33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3.531">
                <text:p>73.53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86.65">
                <text:p>86.65</text:p>
              </table:table-cell>
              <table:table-cell office:value-type="float" office:value="83">
                <text:p>83</text:p>
              </table:table-cell>
              <table:table-cell office:value-type="float" office:value="86.011">
                <text:p>86.011</text:p>
              </table:table-cell>
              <table:table-cell office:value-type="float" office:value="83">
                <text:p>83</text:p>
              </table:table-cell>
              <table:table-cell office:value-type="float" office:value="98.84">
                <text:p>98.84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.92">
                <text:p>85.92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7.444">
                <text:p>107.444</text:p>
              </table:table-cell>
              <table:table-cell office:value-type="float" office:value="90">
                <text:p>90</text:p>
              </table:table-cell>
              <table:table-cell office:value-type="float" office:value="145.161">
                <text:p>145.161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3.441">
                <text:p>113.44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431">
                <text:p>153.431</text:p>
              </table:table-cell>
              <table:table-cell office:value-type="float" office:value="122">
                <text:p>122</text:p>
              </table:table-cell>
              <table:table-cell office:value-type="float" office:value="184.18">
                <text:p>184.18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7.773">
                <text:p>237.773</text:p>
              </table:table-cell>
              <table:table-cell office:value-type="float" office:value="107">
                <text:p>1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